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6071in"/>
    </style:style>
    <style:style style:name="co2" style:family="table-column">
      <style:table-column-properties fo:break-before="auto" style:column-width="5.8583in"/>
    </style:style>
    <style:style style:name="co3" style:family="table-column">
      <style:table-column-properties fo:break-before="auto" style:column-width="1.8055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2772in"/>
    </style:style>
    <style:style style:name="co6" style:family="table-column">
      <style:table-column-properties fo:break-before="auto" style:column-width="1.5366in"/>
    </style:style>
    <style:style style:name="co7" style:family="table-column">
      <style:table-column-properties fo:break-before="auto" style:column-width="1.6972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Monthly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/>
    </style:style>
    <style:style style:name="ce2" style:family="table-cell" style:parent-style-name="Default">
      <style:text-properties fo:color="#ffffff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49">
      <style:table-cell-properties style:rotation-align="none"/>
      <style:text-properties fo:color="#ffffff"/>
    </style:style>
    <style:style style:name="ce5" style:family="table-cell" style:parent-style-name="Default" style:data-style-name="N152">
      <style:table-cell-properties style:rotation-align="none"/>
      <style:text-properties fo:color="#ffff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13pt" style:font-size-asian="13pt" style:font-size-complex="13pt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color="#ffffff"/>
    </style:style>
    <style:style style:name="ce8" style:family="table-cell" style:parent-style-name="Default" style:data-style-name="N10104"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office:value-type="string" calcext:value-type="string">
            <text:p>FRED Graph Observa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ederal Reserve Economic Data, Federal Reserve Bank of St. Lou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nk: https://fred.stlouisfed.or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lp: https://fredhelp.stlouisfed.or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is data may be copyrighted. Please refer to the Terms of Use: https://fred.stlouisfed.org/legal#fred-terms-fa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le Created: 2025-03-20 12:16 pm CD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COPPUSDM</text:p>
          </table:table-cell>
          <table:table-cell office:value-type="string" calcext:value-type="string">
            <text:p>Global price of Copper, U.S. Dollars per Metric Ton, Monthly, Not Seasonally Adjusted</text:p>
          </table:table-cell>
          <table:table-cell office:value-type="string" calcext:value-type="string">
            <text:p>Data Updated: 2025-03-11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nthly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5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6" table:default-cell-style-name="ce2"/>
        <table:table-column table:style-name="co4" table:number-columns-repeated="16373" table:default-cell-style-name="ce2"/>
        <table:table-row table:style-name="ro1">
          <table:table-cell table:style-name="ce3" office:value-type="string" calcext:value-type="string">
            <text:p>observation_date</text:p>
          </table:table-cell>
          <table:table-cell table:style-name="ce3" office:value-type="string" calcext:value-type="string">
            <text:p>PCOPPUSDM</text:p>
          </table:table-cell>
          <table:table-cell/>
          <table:table-cell table:style-name="ce6" office:value-type="string" calcext:value-type="string" table:number-columns-spanned="19" table:number-rows-spanned="13">
            <text:p>Source: <text:a xlink:href="https://www.imf.org/external/index.htm" xlink:type="simple">International Monetary Fund </text:a>  </text:p>
            <text:p>Release: <text:a xlink:href="https://www.imf.org/en/Research/commodity-prices" xlink:type="simple">Primary Commodity Prices </text:a>  </text:p>
            <text:p>Units:  U.S. Dollars per Metric Ton, Not Seasonally Adjusted </text:p>
            <text:p>Frequency:  Monthly </text:p>
            <text:p>Notes:</text:p>
            <text:p>Value represents the benchmark prices which are representative of the global market. They are determined by the largest exporter of a given commodity. Prices are period averages in nominal U.S. dollars.</text:p>
            <text:p/>
            <text:p>Copyright © 2016, International Monetary Fund. Reprinted with permission. Complete terms of use and contact details are available at <text:a xlink:href="http://www.imf.org/external/terms.htm" xlink:type="simple">http://www.imf.org/external/terms.htm</text:a>.</text:p>
            <text:p>Suggested Citation:</text:p>
            <text:p>International Monetary Fund, Global price of Copper [PCOPPUSDM], retrieved from FRED, Federal Reserve Bank of St. Louis; https://fred.stlouisfed.org/series/PCOPPUSDM, March 20, 2025. </text:p>
            <text:p/>
          </table:table-cell>
          <table:covered-table-cell table:number-columns-repeated="18"/>
          <table:table-cell table:number-columns-repeated="16362"/>
        </table:table-row>
        <table:table-row table:style-name="ro1">
          <table:table-cell table:style-name="ce4" office:value-type="date" office:date-value="2015-02-01" calcext:value-type="date">
            <text:p>2015-02-01</text:p>
          </table:table-cell>
          <table:table-cell office:value-type="float" office:value="5729.275" calcext:value-type="float">
            <text:p>5729.27500000000</text:p>
          </table:table-cell>
          <table:table-cell/>
          <table:covered-table-cell table:style-name="ce7"/>
          <table:covered-table-cell table:number-columns-repeated="18"/>
          <table:table-cell table:number-columns-repeated="16362"/>
        </table:table-row>
        <table:table-row table:style-name="ro1">
          <table:table-cell table:style-name="ce4" office:value-type="date" office:date-value="2015-03-01" calcext:value-type="date">
            <text:p>2015-03-01</text:p>
          </table:table-cell>
          <table:table-cell office:value-type="float" office:value="5939.67045454545" calcext:value-type="float">
            <text:p>5939.67045454545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4-01" calcext:value-type="date">
            <text:p>2015-04-01</text:p>
          </table:table-cell>
          <table:table-cell office:value-type="float" office:value="6042.0875" calcext:value-type="float">
            <text:p>6042.08750000000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5-01" calcext:value-type="date">
            <text:p>2015-05-01</text:p>
          </table:table-cell>
          <table:table-cell office:value-type="float" office:value="6294.77631578947" calcext:value-type="float">
            <text:p>6294.77631578947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6-01" calcext:value-type="date">
            <text:p>2015-06-01</text:p>
          </table:table-cell>
          <table:table-cell office:value-type="float" office:value="5833.01136363636" calcext:value-type="float">
            <text:p>5833.01136363636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7-01" calcext:value-type="date">
            <text:p>2015-07-01</text:p>
          </table:table-cell>
          <table:table-cell office:value-type="float" office:value="5456.75" calcext:value-type="float">
            <text:p>5456.75000000000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8-01" calcext:value-type="date">
            <text:p>2015-08-01</text:p>
          </table:table-cell>
          <table:table-cell office:value-type="float" office:value="5127.3" calcext:value-type="float">
            <text:p>5127.30000000000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09-01" calcext:value-type="date">
            <text:p>2015-09-01</text:p>
          </table:table-cell>
          <table:table-cell office:value-type="float" office:value="5217.25" calcext:value-type="float">
            <text:p>5217.25000000000</text:p>
          </table:table-cell>
          <table:table-cell/>
          <table:covered-table-cell table:number-columns-repeated="2" table:style-name="Default"/>
          <table:covered-table-cell table:number-columns-repeated="17"/>
          <table:table-cell table:number-columns-repeated="16362"/>
        </table:table-row>
        <table:table-row table:style-name="ro1">
          <table:table-cell table:style-name="ce4" office:value-type="date" office:date-value="2015-10-01" calcext:value-type="date">
            <text:p>2015-10-01</text:p>
          </table:table-cell>
          <table:table-cell office:value-type="float" office:value="5216.09090909091" calcext:value-type="float">
            <text:p>5216.09090909091</text:p>
          </table:table-cell>
          <table:table-cell/>
          <table:covered-table-cell table:number-columns-repeated="2" table:style-name="Default"/>
          <table:covered-table-cell table:number-columns-repeated="17"/>
          <table:table-cell table:number-columns-repeated="16362"/>
        </table:table-row>
        <table:table-row table:style-name="ro1">
          <table:table-cell table:style-name="ce4" office:value-type="date" office:date-value="2015-11-01" calcext:value-type="date">
            <text:p>2015-11-01</text:p>
          </table:table-cell>
          <table:table-cell office:value-type="float" office:value="4799.90476190476" calcext:value-type="float">
            <text:p>4799.90476190476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5-12-01" calcext:value-type="date">
            <text:p>2015-12-01</text:p>
          </table:table-cell>
          <table:table-cell office:value-type="float" office:value="4638.83333333333" calcext:value-type="float">
            <text:p>4638.83333333333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6-01-01" calcext:value-type="date">
            <text:p>2016-01-01</text:p>
          </table:table-cell>
          <table:table-cell office:value-type="float" office:value="4471.7875" calcext:value-type="float">
            <text:p>4471.78750000000</text:p>
          </table:table-cell>
          <table:table-cell/>
          <table:covered-table-cell table:number-columns-repeated="19"/>
          <table:table-cell table:number-columns-repeated="16362"/>
        </table:table-row>
        <table:table-row table:style-name="ro1">
          <table:table-cell table:style-name="ce4" office:value-type="date" office:date-value="2016-02-01" calcext:value-type="date">
            <text:p>2016-02-01</text:p>
          </table:table-cell>
          <table:table-cell office:value-type="float" office:value="4598.61904761905" calcext:value-type="float">
            <text:p>4598.6190476190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03-01" calcext:value-type="date">
            <text:p>2016-03-01</text:p>
          </table:table-cell>
          <table:table-cell office:value-type="float" office:value="4953.79761904762" calcext:value-type="float">
            <text:p>4953.79761904762</text:p>
          </table:table-cell>
          <table:table-cell/>
          <table:table-cell office:value-type="string" calcext:value-type="string">
            <text:p>MEDIA TOTALE</text:p>
          </table:table-cell>
          <table:table-cell table:style-name="ce8" table:formula="of:=AVERAGE([.B2:.B122])" office:value-type="currency" office:currency="USD" office:value="7148.60285457894" calcext:value-type="currency">
            <text:p>$7,148.60</text:p>
          </table:table-cell>
          <table:table-cell table:number-columns-repeated="16379"/>
        </table:table-row>
        <table:table-row table:style-name="ro1">
          <table:table-cell table:style-name="ce4" office:value-type="date" office:date-value="2016-04-01" calcext:value-type="date">
            <text:p>2016-04-01</text:p>
          </table:table-cell>
          <table:table-cell office:value-type="float" office:value="4872.7380952381" calcext:value-type="float">
            <text:p>4872.73809523810</text:p>
          </table:table-cell>
          <table:table-cell/>
          <table:table-cell office:value-type="string" calcext:value-type="string">
            <text:p>DEVIAZIONE STANDARD</text:p>
          </table:table-cell>
          <table:table-cell table:formula="of:=COM.MICROSOFT.STDEV.S([.B2:.B122])" office:value-type="float" office:value="1686.26131653871" calcext:value-type="float">
            <text:p>1686.26131653871</text:p>
          </table:table-cell>
          <table:table-cell table:number-columns-repeated="16379"/>
        </table:table-row>
        <table:table-row table:style-name="ro1">
          <table:table-cell table:style-name="ce4" office:value-type="date" office:date-value="2016-05-01" calcext:value-type="date">
            <text:p>2016-05-01</text:p>
          </table:table-cell>
          <table:table-cell office:value-type="float" office:value="4694.5375" calcext:value-type="float">
            <text:p>4694.53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06-01" calcext:value-type="date">
            <text:p>2016-06-01</text:p>
          </table:table-cell>
          <table:table-cell office:value-type="float" office:value="4641.96590909091" calcext:value-type="float">
            <text:p>4641.9659090909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07-01" calcext:value-type="date">
            <text:p>2016-07-01</text:p>
          </table:table-cell>
          <table:table-cell office:value-type="float" office:value="4864.90476190476" calcext:value-type="float">
            <text:p>4864.9047619047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08-01" calcext:value-type="date">
            <text:p>2016-08-01</text:p>
          </table:table-cell>
          <table:table-cell office:value-type="float" office:value="4751.67045454545" calcext:value-type="float">
            <text:p>4751.6704545454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09-01" calcext:value-type="date">
            <text:p>2016-09-01</text:p>
          </table:table-cell>
          <table:table-cell office:value-type="float" office:value="4722.20454545455" calcext:value-type="float">
            <text:p>4722.2045454545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10-01" calcext:value-type="date">
            <text:p>2016-10-01</text:p>
          </table:table-cell>
          <table:table-cell office:value-type="float" office:value="4731.2619047619" calcext:value-type="float">
            <text:p>4731.2619047619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11-01" calcext:value-type="date">
            <text:p>2016-11-01</text:p>
          </table:table-cell>
          <table:table-cell office:value-type="float" office:value="5450.93181818182" calcext:value-type="float">
            <text:p>5450.9318181818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6-12-01" calcext:value-type="date">
            <text:p>2016-12-01</text:p>
          </table:table-cell>
          <table:table-cell office:value-type="float" office:value="5660.35" calcext:value-type="float">
            <text:p>5660.35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1-01" calcext:value-type="date">
            <text:p>2017-01-01</text:p>
          </table:table-cell>
          <table:table-cell office:value-type="float" office:value="5754.55952380952" calcext:value-type="float">
            <text:p>5754.5595238095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2-01" calcext:value-type="date">
            <text:p>2017-02-01</text:p>
          </table:table-cell>
          <table:table-cell office:value-type="float" office:value="5940.9125" calcext:value-type="float">
            <text:p>5940.912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3-01" calcext:value-type="date">
            <text:p>2017-03-01</text:p>
          </table:table-cell>
          <table:table-cell office:value-type="float" office:value="5824.63043478261" calcext:value-type="float">
            <text:p>5824.6304347826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4-01" calcext:value-type="date">
            <text:p>2017-04-01</text:p>
          </table:table-cell>
          <table:table-cell office:value-type="float" office:value="5683.90277777778" calcext:value-type="float">
            <text:p>5683.9027777777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5-01" calcext:value-type="date">
            <text:p>2017-05-01</text:p>
          </table:table-cell>
          <table:table-cell office:value-type="float" office:value="5599.55952380952" calcext:value-type="float">
            <text:p>5599.5595238095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6-01" calcext:value-type="date">
            <text:p>2017-06-01</text:p>
          </table:table-cell>
          <table:table-cell office:value-type="float" office:value="5719.76136363636" calcext:value-type="float">
            <text:p>5719.761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7-01" calcext:value-type="date">
            <text:p>2017-07-01</text:p>
          </table:table-cell>
          <table:table-cell office:value-type="float" office:value="5985.11904761905" calcext:value-type="float">
            <text:p>5985.1190476190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8-01" calcext:value-type="date">
            <text:p>2017-08-01</text:p>
          </table:table-cell>
          <table:table-cell office:value-type="float" office:value="6485.625" calcext:value-type="float">
            <text:p>6485.625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09-01" calcext:value-type="date">
            <text:p>2017-09-01</text:p>
          </table:table-cell>
          <table:table-cell office:value-type="float" office:value="6577.16666666667" calcext:value-type="float">
            <text:p>6577.1666666666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10-01" calcext:value-type="date">
            <text:p>2017-10-01</text:p>
          </table:table-cell>
          <table:table-cell office:value-type="float" office:value="6807.60227272727" calcext:value-type="float">
            <text:p>6807.6022727272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11-01" calcext:value-type="date">
            <text:p>2017-11-01</text:p>
          </table:table-cell>
          <table:table-cell office:value-type="float" office:value="6826.54545454545" calcext:value-type="float">
            <text:p>6826.5454545454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7-12-01" calcext:value-type="date">
            <text:p>2017-12-01</text:p>
          </table:table-cell>
          <table:table-cell office:value-type="float" office:value="6833.8947368421" calcext:value-type="float">
            <text:p>6833.8947368421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1-01" calcext:value-type="date">
            <text:p>2018-01-01</text:p>
          </table:table-cell>
          <table:table-cell office:value-type="float" office:value="7065.85227272727" calcext:value-type="float">
            <text:p>7065.8522727272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2-01" calcext:value-type="date">
            <text:p>2018-02-01</text:p>
          </table:table-cell>
          <table:table-cell office:value-type="float" office:value="7006.525" calcext:value-type="float">
            <text:p>7006.525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3-01" calcext:value-type="date">
            <text:p>2018-03-01</text:p>
          </table:table-cell>
          <table:table-cell office:value-type="float" office:value="6799.17857142857" calcext:value-type="float">
            <text:p>6799.1785714285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4-01" calcext:value-type="date">
            <text:p>2018-04-01</text:p>
          </table:table-cell>
          <table:table-cell office:value-type="float" office:value="6851.5125" calcext:value-type="float">
            <text:p>6851.512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5-01" calcext:value-type="date">
            <text:p>2018-05-01</text:p>
          </table:table-cell>
          <table:table-cell office:value-type="float" office:value="6825.27380952381" calcext:value-type="float">
            <text:p>6825.2738095238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6-01" calcext:value-type="date">
            <text:p>2018-06-01</text:p>
          </table:table-cell>
          <table:table-cell office:value-type="float" office:value="6965.85714285714" calcext:value-type="float">
            <text:p>6965.8571428571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7-01" calcext:value-type="date">
            <text:p>2018-07-01</text:p>
          </table:table-cell>
          <table:table-cell office:value-type="float" office:value="6250.75" calcext:value-type="float">
            <text:p>6250.75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8-01" calcext:value-type="date">
            <text:p>2018-08-01</text:p>
          </table:table-cell>
          <table:table-cell office:value-type="float" office:value="6051.04545454545" calcext:value-type="float">
            <text:p>6051.0454545454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09-01" calcext:value-type="date">
            <text:p>2018-09-01</text:p>
          </table:table-cell>
          <table:table-cell office:value-type="float" office:value="6050.7625" calcext:value-type="float">
            <text:p>6050.762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10-01" calcext:value-type="date">
            <text:p>2018-10-01</text:p>
          </table:table-cell>
          <table:table-cell office:value-type="float" office:value="6219.58695652174" calcext:value-type="float">
            <text:p>6219.5869565217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11-01" calcext:value-type="date">
            <text:p>2018-11-01</text:p>
          </table:table-cell>
          <table:table-cell office:value-type="float" office:value="6195.92045454545" calcext:value-type="float">
            <text:p>6195.9204545454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8-12-01" calcext:value-type="date">
            <text:p>2018-12-01</text:p>
          </table:table-cell>
          <table:table-cell office:value-type="float" office:value="6075.31578947368" calcext:value-type="float">
            <text:p>6075.3157894736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1-01" calcext:value-type="date">
            <text:p>2019-01-01</text:p>
          </table:table-cell>
          <table:table-cell office:value-type="float" office:value="5939.10227272727" calcext:value-type="float">
            <text:p>5939.1022727272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2-01" calcext:value-type="date">
            <text:p>2019-02-01</text:p>
          </table:table-cell>
          <table:table-cell office:value-type="float" office:value="6300.4875" calcext:value-type="float">
            <text:p>6300.48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3-01" calcext:value-type="date">
            <text:p>2019-03-01</text:p>
          </table:table-cell>
          <table:table-cell office:value-type="float" office:value="6439.46428571429" calcext:value-type="float">
            <text:p>6439.46428571429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4-01" calcext:value-type="date">
            <text:p>2019-04-01</text:p>
          </table:table-cell>
          <table:table-cell office:value-type="float" office:value="6438.3625" calcext:value-type="float">
            <text:p>6438.362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5-01" calcext:value-type="date">
            <text:p>2019-05-01</text:p>
          </table:table-cell>
          <table:table-cell office:value-type="float" office:value="6017.90476190476" calcext:value-type="float">
            <text:p>6017.9047619047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6-01" calcext:value-type="date">
            <text:p>2019-06-01</text:p>
          </table:table-cell>
          <table:table-cell office:value-type="float" office:value="5882.225" calcext:value-type="float">
            <text:p>5882.225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7-01" calcext:value-type="date">
            <text:p>2019-07-01</text:p>
          </table:table-cell>
          <table:table-cell office:value-type="float" office:value="5941.19565217391" calcext:value-type="float">
            <text:p>5941.1956521739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8-01" calcext:value-type="date">
            <text:p>2019-08-01</text:p>
          </table:table-cell>
          <table:table-cell office:value-type="float" office:value="5709.44047619048" calcext:value-type="float">
            <text:p>5709.4404761904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09-01" calcext:value-type="date">
            <text:p>2019-09-01</text:p>
          </table:table-cell>
          <table:table-cell office:value-type="float" office:value="5759.25" calcext:value-type="float">
            <text:p>5759.25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10-01" calcext:value-type="date">
            <text:p>2019-10-01</text:p>
          </table:table-cell>
          <table:table-cell office:value-type="float" office:value="5757.29782608696" calcext:value-type="float">
            <text:p>5757.2978260869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11-01" calcext:value-type="date">
            <text:p>2019-11-01</text:p>
          </table:table-cell>
          <table:table-cell office:value-type="float" office:value="5859.95238095238" calcext:value-type="float">
            <text:p>5859.9523809523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19-12-01" calcext:value-type="date">
            <text:p>2019-12-01</text:p>
          </table:table-cell>
          <table:table-cell office:value-type="float" office:value="6077.0625" calcext:value-type="float">
            <text:p>6077.062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1-01" calcext:value-type="date">
            <text:p>2020-01-01</text:p>
          </table:table-cell>
          <table:table-cell office:value-type="float" office:value="6031.20909090909" calcext:value-type="float">
            <text:p>6031.20909090909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2-01" calcext:value-type="date">
            <text:p>2020-02-01</text:p>
          </table:table-cell>
          <table:table-cell office:value-type="float" office:value="5687.75" calcext:value-type="float">
            <text:p>5687.75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3-01" calcext:value-type="date">
            <text:p>2020-03-01</text:p>
          </table:table-cell>
          <table:table-cell office:value-type="float" office:value="5182.63181818182" calcext:value-type="float">
            <text:p>5182.6318181818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4-01" calcext:value-type="date">
            <text:p>2020-04-01</text:p>
          </table:table-cell>
          <table:table-cell office:value-type="float" office:value="5057.972" calcext:value-type="float">
            <text:p>5057.972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5-01" calcext:value-type="date">
            <text:p>2020-05-01</text:p>
          </table:table-cell>
          <table:table-cell office:value-type="float" office:value="5239.82631578947" calcext:value-type="float">
            <text:p>5239.8263157894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6-01" calcext:value-type="date">
            <text:p>2020-06-01</text:p>
          </table:table-cell>
          <table:table-cell office:value-type="float" office:value="5754.59545454546" calcext:value-type="float">
            <text:p>5754.5954545454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7-01" calcext:value-type="date">
            <text:p>2020-07-01</text:p>
          </table:table-cell>
          <table:table-cell office:value-type="float" office:value="6372.46086956522" calcext:value-type="float">
            <text:p>6372.4608695652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8-01" calcext:value-type="date">
            <text:p>2020-08-01</text:p>
          </table:table-cell>
          <table:table-cell office:value-type="float" office:value="6508.39285714286" calcext:value-type="float">
            <text:p>6508.3928571428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09-01" calcext:value-type="date">
            <text:p>2020-09-01</text:p>
          </table:table-cell>
          <table:table-cell office:value-type="float" office:value="6704.9" calcext:value-type="float">
            <text:p>6704.90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10-01" calcext:value-type="date">
            <text:p>2020-10-01</text:p>
          </table:table-cell>
          <table:table-cell office:value-type="float" office:value="6713.81136363636" calcext:value-type="float">
            <text:p>6713.811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11-01" calcext:value-type="date">
            <text:p>2020-11-01</text:p>
          </table:table-cell>
          <table:table-cell office:value-type="float" office:value="7068.90714285714" calcext:value-type="float">
            <text:p>7068.9071428571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0-12-01" calcext:value-type="date">
            <text:p>2020-12-01</text:p>
          </table:table-cell>
          <table:table-cell office:value-type="float" office:value="7772.2380952381" calcext:value-type="float">
            <text:p>7772.2380952381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1-01" calcext:value-type="date">
            <text:p>2021-01-01</text:p>
          </table:table-cell>
          <table:table-cell office:value-type="float" office:value="7972.1475" calcext:value-type="float">
            <text:p>7972.14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2-01" calcext:value-type="date">
            <text:p>2021-02-01</text:p>
          </table:table-cell>
          <table:table-cell office:value-type="float" office:value="8470.94" calcext:value-type="float">
            <text:p>8470.94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3-01" calcext:value-type="date">
            <text:p>2021-03-01</text:p>
          </table:table-cell>
          <table:table-cell office:value-type="float" office:value="8988.24782608696" calcext:value-type="float">
            <text:p>8988.2478260869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4-01" calcext:value-type="date">
            <text:p>2021-04-01</text:p>
          </table:table-cell>
          <table:table-cell office:value-type="float" office:value="9324.8175" calcext:value-type="float">
            <text:p>9324.81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5-01" calcext:value-type="date">
            <text:p>2021-05-01</text:p>
          </table:table-cell>
          <table:table-cell office:value-type="float" office:value="10166.285" calcext:value-type="float">
            <text:p>10166.285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6-01" calcext:value-type="date">
            <text:p>2021-06-01</text:p>
          </table:table-cell>
          <table:table-cell office:value-type="float" office:value="9631.5" calcext:value-type="float">
            <text:p>9631.50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7-01" calcext:value-type="date">
            <text:p>2021-07-01</text:p>
          </table:table-cell>
          <table:table-cell office:value-type="float" office:value="9450.82045454546" calcext:value-type="float">
            <text:p>9450.8204545454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8-01" calcext:value-type="date">
            <text:p>2021-08-01</text:p>
          </table:table-cell>
          <table:table-cell office:value-type="float" office:value="9370.13857142857" calcext:value-type="float">
            <text:p>9370.1385714285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09-01" calcext:value-type="date">
            <text:p>2021-09-01</text:p>
          </table:table-cell>
          <table:table-cell office:value-type="float" office:value="9324.70954545455" calcext:value-type="float">
            <text:p>9324.7095454545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10-01" calcext:value-type="date">
            <text:p>2021-10-01</text:p>
          </table:table-cell>
          <table:table-cell office:value-type="float" office:value="9829.21904761905" calcext:value-type="float">
            <text:p>9829.2190476190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11-01" calcext:value-type="date">
            <text:p>2021-11-01</text:p>
          </table:table-cell>
          <table:table-cell office:value-type="float" office:value="9728.90454545454" calcext:value-type="float">
            <text:p>9728.9045454545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1-12-01" calcext:value-type="date">
            <text:p>2021-12-01</text:p>
          </table:table-cell>
          <table:table-cell office:value-type="float" office:value="9551.18" calcext:value-type="float">
            <text:p>9551.180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1-01" calcext:value-type="date">
            <text:p>2022-01-01</text:p>
          </table:table-cell>
          <table:table-cell office:value-type="float" office:value="9782.3375" calcext:value-type="float">
            <text:p>9782.33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2-01" calcext:value-type="date">
            <text:p>2022-02-01</text:p>
          </table:table-cell>
          <table:table-cell office:value-type="float" office:value="9943.175" calcext:value-type="float">
            <text:p>9943.175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3-01" calcext:value-type="date">
            <text:p>2022-03-01</text:p>
          </table:table-cell>
          <table:table-cell office:value-type="float" office:value="10230.8939130435" calcext:value-type="float">
            <text:p>10230.8939130435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4-01" calcext:value-type="date">
            <text:p>2022-04-01</text:p>
          </table:table-cell>
          <table:table-cell office:value-type="float" office:value="10174.3476190476" calcext:value-type="float">
            <text:p>10174.3476190476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5-01" calcext:value-type="date">
            <text:p>2022-05-01</text:p>
          </table:table-cell>
          <table:table-cell office:value-type="float" office:value="9395.02727272727" calcext:value-type="float">
            <text:p>9395.0272727272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6-01" calcext:value-type="date">
            <text:p>2022-06-01</text:p>
          </table:table-cell>
          <table:table-cell office:value-type="float" office:value="9067.55181818182" calcext:value-type="float">
            <text:p>9067.5518181818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7-01" calcext:value-type="date">
            <text:p>2022-07-01</text:p>
          </table:table-cell>
          <table:table-cell office:value-type="float" office:value="7544.80952380952" calcext:value-type="float">
            <text:p>7544.8095238095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8-01" calcext:value-type="date">
            <text:p>2022-08-01</text:p>
          </table:table-cell>
          <table:table-cell office:value-type="float" office:value="7990.81217391304" calcext:value-type="float">
            <text:p>7990.8121739130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09-01" calcext:value-type="date">
            <text:p>2022-09-01</text:p>
          </table:table-cell>
          <table:table-cell office:value-type="float" office:value="7746.01136363636" calcext:value-type="float">
            <text:p>7746.011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10-01" calcext:value-type="date">
            <text:p>2022-10-01</text:p>
          </table:table-cell>
          <table:table-cell office:value-type="float" office:value="7651.08285714286" calcext:value-type="float">
            <text:p>7651.0828571428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11-01" calcext:value-type="date">
            <text:p>2022-11-01</text:p>
          </table:table-cell>
          <table:table-cell office:value-type="float" office:value="8049.86136363636" calcext:value-type="float">
            <text:p>8049.861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2-12-01" calcext:value-type="date">
            <text:p>2022-12-01</text:p>
          </table:table-cell>
          <table:table-cell office:value-type="float" office:value="8371.09136363636" calcext:value-type="float">
            <text:p>8371.091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1-01" calcext:value-type="date">
            <text:p>2023-01-01</text:p>
          </table:table-cell>
          <table:table-cell office:value-type="float" office:value="9007.34636363636" calcext:value-type="float">
            <text:p>9007.3463636363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2-01" calcext:value-type="date">
            <text:p>2023-02-01</text:p>
          </table:table-cell>
          <table:table-cell office:value-type="float" office:value="8936.587" calcext:value-type="float">
            <text:p>8936.587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3-01" calcext:value-type="date">
            <text:p>2023-03-01</text:p>
          </table:table-cell>
          <table:table-cell office:value-type="float" office:value="8856.31086956522" calcext:value-type="float">
            <text:p>8856.3108695652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4-01" calcext:value-type="date">
            <text:p>2023-04-01</text:p>
          </table:table-cell>
          <table:table-cell office:value-type="float" office:value="8809.1575" calcext:value-type="float">
            <text:p>8809.1575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5-01" calcext:value-type="date">
            <text:p>2023-05-01</text:p>
          </table:table-cell>
          <table:table-cell office:value-type="float" office:value="8243.15608695652" calcext:value-type="float">
            <text:p>8243.15608695652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6-01" calcext:value-type="date">
            <text:p>2023-06-01</text:p>
          </table:table-cell>
          <table:table-cell office:value-type="float" office:value="8396.51772727273" calcext:value-type="float">
            <text:p>8396.5177272727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7-01" calcext:value-type="date">
            <text:p>2023-07-01</text:p>
          </table:table-cell>
          <table:table-cell office:value-type="float" office:value="8476.67904761905" calcext:value-type="float">
            <text:p>8476.6790476190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8-01" calcext:value-type="date">
            <text:p>2023-08-01</text:p>
          </table:table-cell>
          <table:table-cell office:value-type="float" office:value="8347.82826086957" calcext:value-type="float">
            <text:p>8347.8282608695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09-01" calcext:value-type="date">
            <text:p>2023-09-01</text:p>
          </table:table-cell>
          <table:table-cell office:value-type="float" office:value="8276.71380952381" calcext:value-type="float">
            <text:p>8276.7138095238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10-01" calcext:value-type="date">
            <text:p>2023-10-01</text:p>
          </table:table-cell>
          <table:table-cell office:value-type="float" office:value="7941.35590909091" calcext:value-type="float">
            <text:p>7941.3559090909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11-01" calcext:value-type="date">
            <text:p>2023-11-01</text:p>
          </table:table-cell>
          <table:table-cell office:value-type="float" office:value="8189.58772727273" calcext:value-type="float">
            <text:p>8189.5877272727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office:value-type="float" office:value="8407.90047619048" calcext:value-type="float">
            <text:p>8407.9004761904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1-01" calcext:value-type="date">
            <text:p>2024-01-01</text:p>
          </table:table-cell>
          <table:table-cell office:value-type="float" office:value="8351.33956521739" calcext:value-type="float">
            <text:p>8351.33956521739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2-01" calcext:value-type="date">
            <text:p>2024-02-01</text:p>
          </table:table-cell>
          <table:table-cell office:value-type="float" office:value="8304.95047619048" calcext:value-type="float">
            <text:p>8304.95047619048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3-01" calcext:value-type="date">
            <text:p>2024-03-01</text:p>
          </table:table-cell>
          <table:table-cell office:value-type="float" office:value="8692.81904761905" calcext:value-type="float">
            <text:p>8692.81904761905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4-01" calcext:value-type="date">
            <text:p>2024-04-01</text:p>
          </table:table-cell>
          <table:table-cell office:value-type="float" office:value="9445.59363636363" calcext:value-type="float">
            <text:p>9445.5936363636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5-01" calcext:value-type="date">
            <text:p>2024-05-01</text:p>
          </table:table-cell>
          <table:table-cell office:value-type="float" office:value="10117.1634782609" calcext:value-type="float">
            <text:p>10117.1634782609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6-01" calcext:value-type="date">
            <text:p>2024-06-01</text:p>
          </table:table-cell>
          <table:table-cell office:value-type="float" office:value="9648.167" calcext:value-type="float">
            <text:p>9648.16700000000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7-01" calcext:value-type="date">
            <text:p>2024-07-01</text:p>
          </table:table-cell>
          <table:table-cell office:value-type="float" office:value="9385.31304347826" calcext:value-type="float">
            <text:p>9385.31304347826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8-01" calcext:value-type="date">
            <text:p>2024-08-01</text:p>
          </table:table-cell>
          <table:table-cell office:value-type="float" office:value="8981.11772727273" calcext:value-type="float">
            <text:p>8981.1177272727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09-01" calcext:value-type="date">
            <text:p>2024-09-01</text:p>
          </table:table-cell>
          <table:table-cell office:value-type="float" office:value="9259.12857142857" calcext:value-type="float">
            <text:p>9259.12857142857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10-01" calcext:value-type="date">
            <text:p>2024-10-01</text:p>
          </table:table-cell>
          <table:table-cell office:value-type="float" office:value="9533.99130434783" calcext:value-type="float">
            <text:p>9533.9913043478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11-01" calcext:value-type="date">
            <text:p>2024-11-01</text:p>
          </table:table-cell>
          <table:table-cell office:value-type="float" office:value="9075.72714285714" calcext:value-type="float">
            <text:p>9075.72714285714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4-12-01" calcext:value-type="date">
            <text:p>2024-12-01</text:p>
          </table:table-cell>
          <table:table-cell office:value-type="float" office:value="8909.90772727273" calcext:value-type="float">
            <text:p>8909.90772727273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5-01-01" calcext:value-type="date">
            <text:p>2025-01-01</text:p>
          </table:table-cell>
          <table:table-cell office:value-type="float" office:value="8976.68043478261" calcext:value-type="float">
            <text:p>8976.68043478261</text:p>
          </table:table-cell>
          <table:table-cell table:number-columns-repeated="16382"/>
        </table:table-row>
        <table:table-row table:style-name="ro1">
          <table:table-cell table:style-name="ce4" office:value-type="date" office:date-value="2025-02-01" calcext:value-type="date">
            <text:p>2025-02-01</text:p>
          </table:table-cell>
          <table:table-cell office:value-type="float" office:value="9330.975" calcext:value-type="float">
            <text:p>9330.97500000000</text:p>
          </table:table-cell>
          <table:table-cell table:number-columns-repeated="16382"/>
        </table:table-row>
        <table:table-row table:style-name="ro1" table:number-rows-repeated="10484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1" number:min-decimal-places="1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17:16:11</meta:creation-date>
    <dc:date>2025-03-20T18:33:59.905559748</dc:date>
    <meta:generator>LibreOffice/25.2.1.2$Linux_X86_64 LibreOffice_project/d3abf4aee5fd705e4a92bba33a32f40bc4e56f49</meta:generator>
    <meta:editing-duration>PT5M19S</meta:editing-duration>
    <meta:editing-cycles>1</meta:editing-cycles>
    <meta:document-statistic meta:table-count="2" meta:cell-count="258" meta:object-count="0"/>
    <meta:user-defined meta:name="AppVersion">12.0000</meta:user-defined>
  </office:meta>
</office:document-meta>
</file>